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9c38" officeooo:paragraph-rsid="000c9c38" style:font-size-asian="16pt" style:font-size-complex="16pt"/>
    </style:style>
    <style:style style:name="P2" style:family="paragraph" style:parent-style-name="Standard">
      <style:text-properties fo:font-size="16pt" fo:font-weight="bold" officeooo:rsid="000c9c38" officeooo:paragraph-rsid="000c9c3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5e12" officeooo:paragraph-rsid="000e5e12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JTextAreaDemo(){</text:p>
      <text:p text:style-name="P1"><text:s text:c="4"/><text:tab/> <text:s/>setTitle("输入文本");</text:p>
      <text:p text:style-name="P1"><text:s text:c="4"/><text:tab/> <text:s/>setBounds(300, 100, 400, 400);</text:p>
      <text:p text:style-name="P1"><text:s text:c="11"/>setDefaultCloseOperation(EXIT_ON_CLOSE);</text:p>
      <text:p text:style-name="P1"><text:s text:c="11"/>Container c=getContentPane();</text:p>
      <text:p text:style-name="P1"><text:s text:c="11"/>c.setLayout(new FlowLayout());</text:p>
      <text:p text:style-name="P1"><text:s text:c="10"/></text:p>
      <text:p text:style-name="P1"><text:s text:c="9"/><text:span text:style-name="T1"><text:s text:c="2"/>JTextArea jt=new JTextArea();</text:span></text:p>
      <text:p text:style-name="P2"><text:s text:c="11"/>jt.setText("文本");//设定文本内容</text:p>
      <text:p text:style-name="P2"><text:s text:c="11"/>jt.setRows(5);//设置文本域的行数</text:p>
      <text:p text:style-name="P2"><text:s text:c="11"/>jt.setColumns(7);//设置文本域的列数</text:p>
      <text:p text:style-name="P2"><text:s text:c="11"/>jt.append("你好");//给文本域添加内容</text:p>
      <text:p text:style-name="P2"><text:s text:c="11"/>jt.insert("插入",2);//在指定字符后面插入内容</text:p>
      <text:p text:style-name="P3"><text:s text:c="11"/>jt.setLineWrap(true);//可以自动换行</text:p>
      <text:p text:style-name="P2"><text:s text:c="11"/>jt.setFont(new Font("华文彩云",Font.PLAIN,30));</text:p>
      <text:p text:style-name="P2"><text:s text:c="11"/>JScrollPane js=new JScrollPane(jt);</text:p>
      <text:p text:style-name="P1"><text:s text:c="11"/>c.add(js);</text:p>
      <text:p text:style-name="P1"><text:s text:c="11"/>setVisible(true);</text:p>
      <text:p text:style-name="P1"><text:s text:c="6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40S</meta:editing-duration>
    <meta:editing-cycles>4</meta:editing-cycles>
    <meta:generator>LibreOffice/5.3.0.3$Windows_X86_64 LibreOffice_project/7074905676c47b82bbcfbea1aeefc84afe1c50e1</meta:generator>
    <dc:date>2017-12-24T11:48:06.259000000</dc:date>
    <meta:document-statistic meta:table-count="0" meta:image-count="0" meta:object-count="0" meta:page-count="1" meta:paragraph-count="19" meta:word-count="95" meta:character-count="650" meta:non-whitespace-character-count="455"/>
    <meta:user-defined meta:name="Info 1"/>
    <meta:user-defined meta:name="Info 2"/>
    <meta:user-defined meta:name="Info 3"/>
    <meta:user-defined meta:name="Info 4"/>
  </office:meta>
</office:document-meta>
</file>